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officeooo:rsid="00015409" officeooo:paragraph-rsid="00015409"/>
    </style:style>
    <style:style style:name="P2" style:family="paragraph" style:parent-style-name="Footer">
      <style:paragraph-properties fo:text-align="end" style:justify-single-word="false"/>
    </style:style>
    <style:style style:name="P3" style:family="paragraph" style:parent-style-name="Standard">
      <style:text-properties officeooo:rsid="0000a84e" officeooo:paragraph-rsid="0000a84e"/>
    </style:style>
    <style:style style:name="P4" style:family="paragraph" style:parent-style-name="Standard">
      <style:text-properties officeooo:rsid="0000a84e" officeooo:paragraph-rsid="0000a84e"/>
    </style:style>
    <style:style style:name="P5" style:family="paragraph" style:parent-style-name="Standard">
      <style:text-properties fo:color="#2a6099" loext:opacity="100%" officeooo:rsid="0000a84e" officeooo:paragraph-rsid="0000a84e"/>
    </style:style>
    <style:style style:name="P6" style:family="paragraph" style:parent-style-name="Standard">
      <style:text-properties fo:color="#2a6099" loext:opacity="100%" officeooo:paragraph-rsid="0004b5bf"/>
    </style:style>
    <style:style style:name="P7" style:family="paragraph" style:parent-style-name="Standard">
      <style:text-properties style:use-window-font-color="true" loext:opacity="0%" officeooo:rsid="0000a84e" officeooo:paragraph-rsid="0000a84e"/>
    </style:style>
    <style:style style:name="P8" style:family="paragraph" style:parent-style-name="Standard">
      <style:text-properties style:use-window-font-color="true" loext:opacity="0%" officeooo:paragraph-rsid="0004b5bf"/>
    </style:style>
    <style:style style:name="T1" style:family="text">
      <style:text-properties officeooo:rsid="00018f7a"/>
    </style:style>
    <style:style style:name="T2" style:family="text">
      <style:text-properties style:use-window-font-color="true" loext:opacity="0%" officeooo:rsid="0004b5bf"/>
    </style:style>
    <style:style style:name="T3" style:family="text">
      <style:text-properties officeooo:rsid="0004b5bf"/>
    </style:style>
    <style:style style:name="T4" style:family="text">
      <style:text-properties officeooo:rsid="0006b9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VERSACIONES CON EL CLIENTE</text:p>
      <text:p text:style-name="P3"/>
      <text:p text:style-name="P3">INTRODUCCIÓN:</text:p>
      <text:p text:style-name="P3"/>
      <text:p text:style-name="P3">Distribuidora de productos químicos:<text:line-break/><text:line-break/>"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line-break/>Nuestra operación se centra en mantener un inventario óptimo de productos almacenados bajo estrictas normas de seguridad en nuestras instalaciones certificadas. Contamos con una flota de transporte especializado para garantizar entregas seguras y puntuales.<text:line-break/><text:line-break/>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line-break/>Los márgenes del negocio varían según el tipo de producto, pero nos enfocamos en mantener precios competitivos mientras aseguramos la calidad y autenticidad de todos nuestros productos."</text:p>
      <text:p text:style-name="P3"/>
      <text:p text:style-name="P3"/>
      <text:p text:style-name="P5"><text:span text:style-name="T1">¿</text:span>Como se realiza la clasificación de los productos que vendeis?</text:p>
      <text:p text:style-name="P7">En nuestra distribuidora, clasificamos los productos químicos de la siguiente manera:<text:line-break/><text:line-break/>1. Por Tipo de Producto:<text:line-break/>- Solventes industriales<text:line-break/>- Ácidos<text:line-break/>- Bases<text:line-break/>- Reactivos de laboratorio<text:line-break/>- Materias primas industriales<text:line-break/>- Productos de limpieza industrial<text:line-break/><text:line-break/>2. Por Nivel de Peligrosidad (según normativas internacionales):<text:line-break/>- Inflamables<text:line-break/>- Corrosivos<text:line-break/>- Tóxicos<text:line-break/>- Oxidantes<text:line-break/>- No peligrosos<text:line-break/>- Explosivos<text:line-break/><text:line-break/>3. Por Sector de Uso:<text:line-break/>- Industria farmacéutica<text:line-break/>- Industria alimentaria<text:line-break/>- Laboratorios de investigación<text:line-break/>- Industria manufacturera<text:line-break/><text:soft-page-break/>- Sector automotriz<text:line-break/>- Construcción<text:line-break/><text:line-break/>4. Por Condiciones de Almacenamiento:<text:line-break/>- Temperatura controlada<text:line-break/>- Ventilación especial<text:line-break/>- Aislamiento requerido<text:line-break/>- Almacenamiento estándar<text:line-break/><text:line-break/>5. Por Requisitos de Transporte:<text:line-break/>- Transporte especial<text:line-break/>- Transporte regular<text:line-break/>- Restricciones de cantidad<text:line-break/><text:line-break/>Esta clasificación nos ayuda a:<text:line-break/>- Cumplir con las regulaciones<text:line-break/>- Organizar el almacenamiento<text:line-break/>- Gestionar el inventario<text:line-break/>- Planificar la logística<text:line-break/>- Establecer precios<text:line-break/>- Identificar rápidamente productos compatibles/incompatibles</text:p>
      <text:p text:style-name="P7"/>
      <text:p text:style-name="P6"><text:span text:style-name="T3">¿C</text:span>omo se realiza la clasificación de clientes <text:span text:style-name="T4">y proveedores </text:span>?</text:p>
      <text:p text:style-name="P8"/>
      <text:p text:style-name="P8">La clasificación de clientes y proveedores se realiza de la siguiente manera:<text:line-break/><text:line-break/>CLIENTES:<text:line-break/><text:line-break/>1. Por Volumen de Compra:<text:line-break/>- Premium (grandes volúmenes)<text:line-break/>- Medianos<text:line-break/>- Pequeños<text:line-break/>- Ocasionales<text:line-break/><text:line-break/>2. Por Sector Industrial:<text:line-break/>- Industria farmacéutica<text:line-break/>- Laboratorios de investigación<text:line-break/>- Industria manufacturera<text:line-break/>- Sector automotriz<text:line-break/>- Industria alimentaria<text:line-break/>- Construcción<text:line-break/><text:line-break/>3. Por Requisitos Especiales:<text:line-break/>- Certificaciones específicas requeridas<text:line-break/>- Necesidades de entrega especiales<text:line-break/>- Requisitos de documentación<text:line-break/><text:line-break/><text:soft-page-break/>4. Por Historial Crediticio:<text:line-break/>- Pago anticipado<text:line-break/>- Crédito a 30 días<text:line-break/>- Crédito a 60 días<text:line-break/>- Crédito a 90 días<text:line-break/><text:line-break/>PROVEEDORES:<text:line-break/><text:line-break/>1. Por Origen:<text:line-break/>- Nacionales<text:line-break/>- Internacionales<text:line-break/><text:line-break/>2. Por Tipo de Productos:<text:line-break/>- Fabricantes directos<text:line-break/>- Distribuidores mayoristas<text:line-break/>- Importadores<text:line-break/><text:line-break/>3. Por Nivel de Criticidad:<text:line-break/>- Proveedores estratégicos<text:line-break/>- Proveedores principales<text:line-break/>- Proveedores secundarios<text:line-break/>- Proveedores ocasionales<text:line-break/><text:line-break/>4. Por Desempeño:<text:line-break/>- Calidad del producto<text:line-break/>- Cumplimiento de entregas<text:line-break/>- Precios competitivos<text:line-break/>- Soporte técnico<text:line-break/>- Certificaciones<text:line-break/><text:line-break/>Esta clasificación nos permite:<text:line-break/>- Gestionar mejor las relaciones comerciales<text:line-break/>- Establecer estrategias de negociación<text:line-break/>- Optimizar la cadena de suministro<text:line-break/>- Controlar riesgos<text:line-break/>- Planificar compras y vent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15409" officeooo:paragraph-rsid="00015409"/>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fine-dashed #bbe33d" fo:border-bottom="0.06pt fine-dashed #bbe33d" fo:border-left="none" fo:border-right="none"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BBDD UD9</text:p>
        <text:p text:style-name="MP1">Uxía Rodríguez Domínguez</text:p>
      </style:header>
      <style:footer>
        <text:p text:style-name="MP2"><text:bookmark-start text:name="PageNumWizard_FOOTER_Estilo de página predeterminado1"/><text:page-number text:select-page="current">3</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2T11:33:04.032000000</meta:creation-date>
    <dc:date>2025-05-12T12:05:40.160000000</dc:date>
    <meta:editing-duration>PT6M49S</meta:editing-duration>
    <meta:editing-cycles>7</meta:editing-cycles>
    <meta:generator>LibreOffice/24.2.2.2$Windows_X86_64 LibreOffice_project/d56cc158d8a96260b836f100ef4b4ef25d6f1a01</meta:generator>
    <meta:document-statistic meta:table-count="0" meta:image-count="0" meta:object-count="0" meta:page-count="3" meta:paragraph-count="10" meta:word-count="499" meta:character-count="3562" meta:non-whitespace-character-count="3051"/>
  </office:meta>
</office:document-meta>
</file>